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3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4" style:family="paragraph" style:parent-style-name="Table_20_Contents">
      <style:text-properties style:font-name="Ubuntu Mono" officeooo:paragraph-rsid="0013a7d7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officeooo:rsid="001dbf99" officeooo:paragraph-rsid="001dbf99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10" style:family="paragraph" style:parent-style-name="Text_20_body" style:list-style-name="L1">
      <style:text-properties officeooo:paragraph-rsid="0018fb1a"/>
    </style:style>
    <style:style style:name="P11" style:family="paragraph" style:parent-style-name="Text_20_body">
      <style:text-properties style:font-name="Arial" officeooo:paragraph-rsid="001c1e14"/>
    </style:style>
    <style:style style:name="P12" style:family="paragraph" style:parent-style-name="Text_20_body">
      <style:text-properties style:font-name="Arial" officeooo:paragraph-rsid="001dbf99"/>
    </style:style>
    <style:style style:name="P13" style:family="paragraph" style:parent-style-name="Text_20_body">
      <style:text-properties style:font-name="Arial" officeooo:rsid="001dbf99" officeooo:paragraph-rsid="001dbf99"/>
    </style:style>
    <style:style style:name="P14" style:family="paragraph" style:parent-style-name="Text_20_body">
      <style:text-properties officeooo:paragraph-rsid="001c1e14"/>
    </style:style>
    <style:style style:name="P15" style:family="paragraph" style:parent-style-name="Text_20_body" style:list-style-name="L3">
      <style:text-properties officeooo:paragraph-rsid="001c1e14"/>
    </style:style>
    <style:style style:name="P16" style:family="paragraph" style:parent-style-name="Text_20_body">
      <style:text-properties officeooo:paragraph-rsid="001dbf99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officeooo:paragraph-rsid="0018fb1a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officeooo:paragraph-rsid="001c1e14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1c1e14"/>
    </style:style>
    <style:style style:name="P20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21" style:family="paragraph" style:parent-style-name="Text_20_body">
      <style:paragraph-properties fo:margin-left="2.498cm" fo:margin-right="0cm" fo:text-indent="-1.524cm" style:auto-text-indent="false"/>
      <style:text-properties style:font-name="Arial" officeooo:paragraph-rsid="001dbf99"/>
    </style:style>
    <style:style style:name="P22" style:family="paragraph" style:parent-style-name="Table_20_Contents">
      <style:text-properties style:font-name="Ubuntu Mono" officeooo:paragraph-rsid="001c1e14"/>
    </style:style>
    <style:style style:name="P23" style:family="paragraph" style:parent-style-name="Table_20_Contents">
      <style:text-properties style:font-name="Ubuntu Mono" officeooo:paragraph-rsid="001dbf99"/>
    </style:style>
    <style:style style:name="P24" style:family="paragraph" style:parent-style-name="Heading_20_2">
      <style:text-properties style:font-name="Arial"/>
    </style:style>
    <style:style style:name="P25" style:family="paragraph" style:parent-style-name="Heading_20_4">
      <style:text-properties officeooo:rsid="001c1e14" officeooo:paragraph-rsid="001c1e14"/>
    </style:style>
    <style:style style:name="P26" style:family="paragraph" style:parent-style-name="Heading_20_4">
      <style:text-properties officeooo:paragraph-rsid="001c1e14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8b043" style:font-weight-asian="normal" style:font-weight-complex="normal"/>
    </style:style>
    <style:style style:name="T9" style:family="text">
      <style:text-properties style:font-name="Arial" officeooo:rsid="0018fb1a"/>
    </style:style>
    <style:style style:name="T10" style:family="text">
      <style:text-properties style:font-name="Arial" officeooo:rsid="001c1e14"/>
    </style:style>
    <style:style style:name="T11" style:family="text">
      <style:text-properties style:font-name="Arial" officeooo:rsid="0018b043"/>
    </style:style>
    <style:style style:name="T12" style:family="text">
      <style:text-properties style:font-name="Arial" officeooo:rsid="001dbf99"/>
    </style:style>
    <style:style style:name="T13" style:family="text">
      <style:text-properties fo:color="#800000" style:font-name="Arial" officeooo:rsid="001c1e14"/>
    </style:style>
    <style:style style:name="T14" style:family="text">
      <style:text-properties fo:color="#800000" style:font-name="Ubuntu Mono" fo:font-weight="bold" officeooo:rsid="001c1e14" style:font-weight-asian="bold" style:font-weight-complex="bold"/>
    </style:style>
    <style:style style:name="T15" style:family="text">
      <style:text-properties fo:color="#800000" style:font-name="Ubuntu Mono" officeooo:rsid="001c1e14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style:font-name="courier new" officeooo:rsid="0018fb1a"/>
    </style:style>
    <style:style style:name="T19" style:family="text">
      <style:text-properties style:font-name="courier new" officeooo:rsid="001c1e14"/>
    </style:style>
    <style:style style:name="T20" style:family="text">
      <style:text-properties style:font-name="courier new" officeooo:rsid="001dbf99"/>
    </style:style>
    <style:style style:name="T21" style:family="text">
      <style:text-properties officeooo:rsid="00154ef9"/>
    </style:style>
    <style:style style:name="T22" style:family="text">
      <style:text-properties officeooo:rsid="001062cd"/>
    </style:style>
    <style:style style:name="T23" style:family="text">
      <style:text-properties officeooo:rsid="0018fb1a"/>
    </style:style>
    <style:style style:name="T24" style:family="text">
      <style:text-properties officeooo:rsid="001c1e14"/>
    </style:style>
    <style:style style:name="T25" style:family="text">
      <style:text-properties style:font-name="Ubuntu Mono"/>
    </style:style>
    <style:style style:name="T26" style:family="text">
      <style:text-properties style:font-name="Ubuntu Mono" officeooo:rsid="001c1e14"/>
    </style:style>
    <style:style style:name="T27" style:family="text">
      <style:text-properties style:font-name="Ubuntu Mono" officeooo:rsid="001c1e14"/>
    </style:style>
    <style:style style:name="T28" style:family="text">
      <style:text-properties style:font-name="Ubuntu Mono" fo:font-weight="bold" officeooo:rsid="001c1e14" style:font-weight-asian="bold" style:font-weight-complex="bold"/>
    </style:style>
    <style:style style:name="T29" style:family="text">
      <style:text-properties officeooo:rsid="001dbf9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DE. IES Haría</text:p>
      <text:p text:style-name="P8">UT4. <text:span text:style-name="T22">Prueba práctica. Parte 1</text:span></text:p>
      <text:p text:style-name="P2"/>
      <text:h text:style-name="P24" text:outline-level="2">Configuración de la red en Linux.</text:h>
      <text:p text:style-name="Text_20_body"><text:span text:style-name="T5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5">enlace</text:span></text:a><text:span text:style-name="T5">. Deberás entregar un documento de texto en el que se especifique, para cada apartado, los comandos ejecutados y el resultado de las comprobaciones en forma de capturas de pantalla.</text:span></text:p>
      <text:h text:style-name="Heading_20_3" text:outline-level="3"><text:span text:style-name="T5">Pasos</text:span></text:h>
      <text:p text:style-name="P14"><text:span text:style-name="T9">1</text:span><text:span text:style-name="T5">. </text:span><text:span text:style-name="T10">Cambia el nombre de la máquina a </text:span><text:span text:style-name="T28">mv-examen-</text:span><text:span text:style-name="T14">xy</text:span><text:span text:style-name="T10">, donde </text:span><text:span text:style-name="T14">xy</text:span><text:span text:style-name="T10"> es tu número de equipo en clase.</text:span></text:p>
      <text:h text:style-name="P26" text:outline-level="4"><text:span text:style-name="T5">Configuración IPv6</text:span></text:h>
      <text:p text:style-name="P14"><text:span text:style-name="T10">2. </text:span><text:span text:style-name="T5">Configura de forma</text:span><text:span text:style-name="Strong_20_Emphasis"><text:span text:style-name="T5"> estática </text:span></text:span><text:span text:style-name="Strong_20_Emphasis"><text:span text:style-name="T9">permanente</text:span></text:span><text:span text:style-name="T5"> la red en tu equipo con los siguientes parámetros:</text:span></text:p>
      <text:list xml:id="list2339167119117403885" text:style-name="L1">
        <text:list-item>
          <text:p text:style-name="P17"><text:span text:style-name="Strong_20_Emphasis"><text:span text:style-name="T5">Dirección IP</text:span></text:span><text:span text:style-name="T5">:</text:span> <text:span text:style-name="T16">2001:</text:span><text:span text:style-name="T18">aa</text:span><text:span text:style-name="T16">50:</text:span><text:span text:style-name="T18">cd:</text:span><text:span text:style-name="T16">:</text:span><text:span text:style-name="T17">x</text:span> <text:span text:style-name="T21">← </text:span><text:span text:style-name="T5"><text:s/>donde x es tu número de equipo</text:span></text:p>
        </text:list-item>
        <text:list-item>
          <text:p text:style-name="P17"><text:span text:style-name="Strong_20_Emphasis"><text:span text:style-name="T5">Máscara de red</text:span></text:span><text:span text:style-name="T5">:</text:span> <text:span text:style-name="T16">64</text:span> bits</text:p>
        </text:list-item>
        <text:list-item>
          <text:p text:style-name="P17"><text:span text:style-name="Strong_20_Emphasis"><text:span text:style-name="T5">Puerta de enlace</text:span></text:span><text:span text:style-name="T5">:</text:span> <text:span text:style-name="T16">2001:</text:span><text:span text:style-name="T18">aa</text:span><text:span text:style-name="T16">50:</text:span><text:span text:style-name="T18">cd</text:span><text:span text:style-name="T16">::</text:span><text:span text:style-name="T18">aaaa</text:span></text:p>
        </text:list-item>
        <text:list-item>
          <text:p text:style-name="P10"><text:span text:style-name="Strong_20_Emphasis"><text:span text:style-name="T9">Servidores de DNS</text:span></text:span><text:span text:style-name="T9">:</text:span><text:span text:style-name="T18"> 2001:4860:4860::8888 2001:4860:4860::8844</text:span></text:p>
        </text:list-item>
      </text:list>
      <text:p text:style-name="P7">Inserta los pasos a realiza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  <text:p text:style-name="P4"/>
          </table:table-cell>
        </table:table-row>
      </table:table>
      <text:p text:style-name="Text_20_body"><text:span text:style-name="Source_20_Text"/></text:p>
      <text:p text:style-name="P12">Ejecuta comandos para comprobar que los parámetros han sido bien configurados (inserta <text:span text:style-name="T29">captura con </text:span>comando y resultados ).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  <text:p text:style-name="P4"/>
          </table:table-cell>
        </table:table-row>
      </table:table>
      <text:p text:style-name="Text_20_body"/>
      <text:p text:style-name="P12">Comprueba haciendo ping a <text:span text:style-name="T23">la dirección en dicha red del profesor</text:span> <text:span text:style-name="T16">2001:</text:span><text:span text:style-name="T18">aa</text:span><text:span text:style-name="T16">50:</text:span><text:span text:style-name="T18">cd</text:span><text:span text:style-name="T16">::</text:span><text:span text:style-name="T18">ffff </text:span><text:span text:style-name="T23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  <text:p text:style-name="P4"/>
          </table:table-cell>
        </table:table-row>
      </table:table>
      <text:p text:style-name="P3"><text:span text:style-name="Source_20_Text"><text:span text:style-name="T7"/></text:span></text:p>
      <text:h text:style-name="P25" text:outline-level="4"><text:soft-page-break/><text:span text:style-name="T5">Configuración IPv4</text:span></text:h>
      <text:p text:style-name="P11"><text:span text:style-name="T29">3. </text:span>Configura en la máquina virtual la tarjeta de red eth0 con la siguiente configuración <text:span text:style-name="T24">estática permanente</text:span>:</text:p>
      <text:list xml:id="list7396222597554725423" text:style-name="L3">
        <text:list-item>
          <text:p text:style-name="P18"><text:span text:style-name="Strong_20_Emphasis"><text:span text:style-name="T5">IP</text:span></text:span><text:span text:style-name="T5">: </text:span><text:span text:style-name="T25">172.16.2</text:span><text:span text:style-name="T26">4</text:span><text:span text:style-name="T25">0.x</text:span><text:span text:style-name="T5"> </text:span><text:span text:style-name="T11">← </text:span><text:span text:style-name="T5">donde </text:span><text:span text:style-name="T6">x</text:span><text:span text:style-name="T5"> es tu número de equipo </text:span></text:p>
        </text:list-item>
        <text:list-item>
          <text:p text:style-name="P18"><text:span text:style-name="Strong_20_Emphasis"><text:span text:style-name="T5">Máscara</text:span></text:span><text:span text:style-name="T5">: </text:span><text:span text:style-name="T25">16 </text:span><text:span text:style-name="T5">bits </text:span></text:p>
        </text:list-item>
        <text:list-item>
          <text:p text:style-name="P18"><text:span text:style-name="Strong_20_Emphasis"><text:span text:style-name="T5">Puerta de enlace</text:span></text:span><text:span text:style-name="T5">: </text:span><text:span text:style-name="T25">172.16.0.1 </text:span></text:p>
        </text:list-item>
        <text:list-item>
          <text:p text:style-name="P15"><text:span text:style-name="Strong_20_Emphasis"><text:span text:style-name="T5">Servidor</text:span></text:span><text:span text:style-name="Strong_20_Emphasis"><text:span text:style-name="T10">es</text:span></text:span><text:span text:style-name="Strong_20_Emphasis"><text:span text:style-name="T5"> de DNS</text:span></text:span><text:span text:style-name="T5">: </text:span><text:span text:style-name="T25">172.16.0.1 </text:span><text:span text:style-name="T26">8.8.8.8</text:span></text:p>
        </text:list-item>
      </text:list>
      <text:p text:style-name="P13">Inserta los pasos a realizar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3"/>
            <text:p text:style-name="P23"/>
          </table:table-cell>
        </table:table-row>
      </table:table>
      <text:p text:style-name="P13"/>
      <text:p text:style-name="P16"><text:span text:style-name="T5">Ejecuta comandos para comprobar que los parámetros han sido bien configurados (inserta </text:span><text:span text:style-name="T12">captura con </text:span><text:span text:style-name="T5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/>
            <text:p text:style-name="P22"/>
          </table:table-cell>
        </table:table-row>
      </table:table>
      <text:p text:style-name="P14"/>
      <text:p text:style-name="P12">Comprueba haciendo ping <text:span text:style-name="T29">a </text:span><text:span text:style-name="T20">rediris.es</text:span><text:span text:style-name="T18"> </text:span><text:span text:style-name="T23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/>
            <text:p text:style-name="P22"/>
          </table:table-cell>
        </table:table-row>
      </table:table>
      <text:p text:style-name="P20"/>
      <text:p text:style-name="P14"><text:span text:style-name="T5">4. </text:span><text:span text:style-name="T12">Configura la red de forma temporal dinámica</text:span><text:span text:style-name="T5">.</text:span><text:span text:style-name="Strong_20_Emphasis"><text:span text:style-name="T5"> 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2"/>
            <text:p text:style-name="P22"/>
          </table:table-cell>
        </table:table-row>
      </table:table>
      <text:p text:style-name="P14"/>
      <text:p text:style-name="P12">Ejecuta comandos para comprobar que los parámetros han sido bien configurados (inserta <text:span text:style-name="T29">captura con </text:span>comando y resultados ).</text:p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3"/>
            <text:p text:style-name="P23"/>
          </table:table-cell>
        </table:table-row>
      </table:table>
      <text:p text:style-name="P16"/>
      <text:p text:style-name="P12">Comprueba haciendo ping a <text:span text:style-name="T20">rediris.es</text:span><text:span text:style-name="T18"> </text:span>(inserta <text:span text:style-name="T29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3"/>
            <text:p text:style-name="P23"/>
          </table:table-cell>
        </table:table-row>
      </table:table>
      <text:p text:style-name="P21"><text:span text:style-name="Source_20_Text"><text:span text:style-name="Source_20_Text"><text:span text:style-name="T8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3</text:span><text:span text:style-name="MT1">. </text:span><text:span text:style-name="MT3">Configuración de la red en Linux. </text:span><text:span text:style-name="MT2">Consolidación II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2-12T13:09:10.577281804</dc:date>
    <meta:editing-cycles>33</meta:editing-cycles>
    <meta:editing-duration>PT7H24M50S</meta:editing-duration>
    <meta:generator>LibreOffice/4.2.7.2$Linux_X86_64 LibreOffice_project/420m0$Build-2</meta:generator>
    <meta:document-statistic meta:table-count="9" meta:image-count="1" meta:object-count="0" meta:page-count="2" meta:paragraph-count="28" meta:word-count="306" meta:character-count="1905" meta:non-whitespace-character-count="1629"/>
    <meta:user-defined meta:name="Información 1"/>
    <meta:user-defined meta:name="Información 2"/>
    <meta:user-defined meta:name="Información 3"/>
    <meta:user-defined meta:name="Información 4"/>
  </office:meta>
</office:document-meta>
</file>